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42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7288" calcext:value-type="float">
            <text:p>110.1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01152" calcext:value-type="float">
            <text:p>109.8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6704" calcext:value-type="float">
            <text:p>109.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98232" calcext:value-type="float">
            <text:p>109.2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3744" calcext:value-type="float">
            <text:p>109.2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8088" calcext:value-type="float">
            <text:p>108.9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7608" calcext:value-type="float">
            <text:p>108.8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4144" calcext:value-type="float">
            <text:p>108.5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17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26" calcext:value-type="float">
            <text:p>108.4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6568" calcext:value-type="float">
            <text:p>108.1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1432" calcext:value-type="float">
            <text:p>108.2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1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6864" calcext:value-type="float">
            <text:p>107.4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1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672" calcext:value-type="float">
            <text:p>107.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1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08144" calcext:value-type="float">
            <text:p>106.3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